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raveling _Typewriter" fo:font-size="15pt" officeooo:rsid="0076654b" officeooo:paragraph-rsid="0076654b" style:font-size-asian="15pt" style:font-size-complex="15pt"/>
    </style:style>
    <style:style style:name="P16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9</meta:editing-cycles>
    <meta:editing-duration>PT2H14M43S</meta:editing-duration>
    <dc:date>2019-11-20T16:19:53.194000000</dc:date>
    <meta:document-statistic meta:table-count="1" meta:image-count="0" meta:object-count="0" meta:page-count="6" meta:paragraph-count="242" meta:word-count="389" meta:character-count="2632" meta:non-whitespace-character-count="2485"/>
    <meta:user-defined meta:name="Info 1"/>
    <meta:user-defined meta:name="Info 2"/>
    <meta:user-defined meta:name="Info 3"/>
    <meta:user-defined meta:name="Info 4"/>
  </office:meta>
</office:document-meta>
</file>